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" svg:font-family="book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FontAwesome" fo:font-size="16pt" style:font-size-asian="16pt" style:font-size-complex="16pt"/>
    </style:style>
    <style:style style:name="T1" style:family="text">
      <style:text-properties fo:font-size="12pt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ten, it’s this realization—that you and your problems are actually <text:span text:style-name="T2">not </text:span>privileged in their severity or pain—that is the first and most important step toward solving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" svg:font-family="book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4:24:31.392654101</meta:creation-date>
    <dc:date>2020-04-12T00:32:41.443372055</dc:date>
    <meta:editing-duration>PT9H57M59S</meta:editing-duration>
    <meta:editing-cycles>1</meta:editing-cycles>
    <meta:document-statistic meta:table-count="0" meta:image-count="0" meta:object-count="0" meta:page-count="1" meta:paragraph-count="1" meta:word-count="29" meta:character-count="172" meta:non-whitespace-character-count="146"/>
    <meta:generator>LibreOffice/6.0.7.3$Linux_X86_64 LibreOffice_project/00m0$Build-3</meta:generator>
  </office:meta>
</office:document-meta>
</file>